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f217b" officeooo:paragraph-rsid="001f217b"/>
    </style:style>
    <style:style style:name="P3" style:family="paragraph" style:parent-style-name="Standard">
      <style:paragraph-properties fo:text-align="justify" style:justify-single-word="false"/>
      <style:text-properties officeooo:rsid="002755f1" officeooo:paragraph-rsid="002755f1"/>
    </style:style>
    <style:style style:name="P4" style:family="paragraph" style:parent-style-name="Text_20_body">
      <style:text-properties officeooo:rsid="0023476e" officeooo:paragraph-rsid="0023476e"/>
    </style:style>
    <style:style style:name="P5" style:family="paragraph" style:parent-style-name="Text_20_body">
      <style:text-properties officeooo:rsid="00259ddd" officeooo:paragraph-rsid="00259ddd"/>
    </style:style>
    <style:style style:name="P6" style:family="paragraph" style:parent-style-name="Text_20_body">
      <style:text-properties officeooo:rsid="0026f2ff" officeooo:paragraph-rsid="0026f2ff"/>
    </style:style>
    <style:style style:name="P7" style:family="paragraph" style:parent-style-name="Text_20_body">
      <style:text-properties officeooo:rsid="00275aa5" officeooo:paragraph-rsid="00275aa5"/>
    </style:style>
    <style:style style:name="P8" style:family="paragraph" style:parent-style-name="Text_20_body">
      <style:text-properties officeooo:rsid="0028bdd8" officeooo:paragraph-rsid="0028bdd8"/>
    </style:style>
    <style:style style:name="P9" style:family="paragraph" style:parent-style-name="Title">
      <style:text-properties fo:font-size="24pt" officeooo:rsid="001f217b" officeooo:paragraph-rsid="001f217b" style:font-size-asian="24pt" style:font-size-complex="24pt"/>
    </style:style>
    <style:style style:name="P10" style:family="paragraph" style:parent-style-name="Heading_20_1">
      <style:paragraph-properties fo:text-align="center" style:justify-single-word="false"/>
      <style:text-properties fo:font-size="16pt" officeooo:rsid="001f217b" officeooo:paragraph-rsid="001f217b" style:font-size-asian="16pt" style:font-size-complex="16pt"/>
    </style:style>
    <style:style style:name="P11" style:family="paragraph" style:parent-style-name="Heading_20_2">
      <style:text-properties fo:font-size="16pt" officeooo:rsid="001f217b" officeooo:paragraph-rsid="001f217b" style:font-size-asian="16pt" style:font-size-complex="16pt"/>
    </style:style>
    <style:style style:name="P12" style:family="paragraph" style:parent-style-name="Heading_20_2">
      <style:text-properties officeooo:rsid="00216e8c" officeooo:paragraph-rsid="00216e8c"/>
    </style:style>
    <style:style style:name="P13" style:family="paragraph" style:parent-style-name="Heading_20_2">
      <style:text-properties officeooo:rsid="00243988" officeooo:paragraph-rsid="00243988"/>
    </style:style>
    <style:style style:name="T1" style:family="text">
      <style:text-properties officeooo:rsid="001f217b"/>
    </style:style>
    <style:style style:name="T2" style:family="text">
      <style:text-properties officeooo:rsid="0020dc97"/>
    </style:style>
    <style:style style:name="T3" style:family="text">
      <style:text-properties officeooo:rsid="00243988"/>
    </style:style>
    <style:style style:name="T4" style:family="text">
      <style:text-properties officeooo:rsid="00259ddd"/>
    </style:style>
    <style:style style:name="T5" style:family="text">
      <style:text-properties officeooo:rsid="0028bdd8"/>
    </style:style>
    <style:style style:name="T6" style:family="text">
      <style:text-properties officeooo:rsid="002a72d8"/>
    </style:style>
    <style:style style:name="T7" style:family="text">
      <style:text-properties officeooo:rsid="002b9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nguaje de marcas</text:p>
      <text:h text:style-name="P10" text:outline-level="1">Enunciado para proyecto de segunda evaluación</text:h>
      <text:h text:style-name="P11" text:outline-level="2">XML</text:h>
      <text:p text:style-name="P1">1-Dado el nombre de una <text:span text:style-name="T1">localidad, muestra los nombres, teléfonos y los e-mails de los locales que estén dentro de esa localidad</text:span></text:p>
      <text:p text:style-name="P1"/>
      <text:p text:style-name="P2">2-<text:span text:style-name="T2">Muestra solamente los locales que no tengan acceso para discapacitados dado un tipo de local y un dominio de correo electrónico.</text:span></text:p>
      <text:p text:style-name="P2"/>
      <text:p text:style-name="P3">3-Cuenta cuantos locales con estrellas Michelín hay por cada población.</text:p>
      <text:p text:style-name="P3"/>
      <text:p text:style-name="P3">4-Busca cuales son los locales <text:span text:style-name="T7">que disponen de habitaciones </text:span>e indica si estos tienen bodega privada o no.</text:p>
      <text:p text:style-name="P2"/>
      <text:h text:style-name="P12" text:outline-level="2">JSON</text:h>
      <text:p text:style-name="P4">1-Dado el nombre de un <text:span text:style-name="T4">hotel</text:span>, mostrar su nombre, dirección, web y descripción en el siguiente formato:</text:p>
      <text:p text:style-name="P4"><text:span text:style-name="T4">HOTEL</text:span>: “NOMBRE <text:span text:style-name="T4">HOTEL</text:span>”</text:p>
      <text:p text:style-name="P4">SITUADA EN LA “LOCALIDAD” DE DONDE SEA EN LA CALLE/AVENIDA/PLAZA”</text:p>
      <text:p text:style-name="P4">“DESCRIPCION”</text:p>
      <text:p text:style-name="P4">VISITA “WEB DEL <text:span text:style-name="T4">HOTEL</text:span>” PARA MÁS INFORMACIÓN.</text:p>
      <text:p text:style-name="P4">2-<text:span text:style-name="T3">Dado el número de estrellas concreto, mostrar en el formato anterior los hoteles ordenados alfabéticamente por la localidad en la que se encuentran.</text:span></text:p>
      <text:p text:style-name="P7">3-<text:span text:style-name="T6">Necesitamos saber cual es el ranking de las mejores ciudades para hacer surf. Para ello contaremos las ciudades que tengan más alojamientos con posibilidad de hacer surf y las ordenaremos en orden descendente.</text:span></text:p>
      <text:h text:style-name="P13" text:outline-level="2">XML + JSON</text:h>
      <text:p text:style-name="P5">1-Dado el nombre de un <text:span text:style-name="T5">alojamiento</text:span>, muestra los locales situados en la misma localidad que el <text:span text:style-name="T5">alojamiento</text:span>.</text:p>
      <text:p text:style-name="P6">2-Muestra 5 posibles combinaciones de <text:span text:style-name="T5">alojamiento</text:span> y restaurante para discapacitados.</text:p>
      <text:p text:style-name="P8">3-¿Cuántos alojamientos y restaurantes poseen la misma marca? Muestra solamente las marcas existentes en ambos archivos. Además debes de almacenar las marcas que no coincidan para después mostrarlas con el formato:</text:p>
      <text:p text:style-name="P8">“La marca (marca) no coincide en ambos archivos, los locales o restaurantes que la poseen son:</text:p>
      <text:p text:style-name="P8">(Objetos que poseen la marca)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0:48:29.481788295</meta:creation-date>
    <dc:date>2015-02-23T14:37:41.184087344</dc:date>
    <meta:editing-duration>PT3H5M18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258" meta:character-count="1649" meta:non-whitespace-character-count="1412"/>
  </office:meta>
</office:document-meta>
</file>